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-PS,reçue = PS · (sin ωt · sin θ cos ϕ + cos ωt · sin θ sin ϕ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rcia-buscaylet Pierre</meta:initial-creator>
    <dc:creator>Garcia-buscaylet Pierre</dc:creator>
    <meta:creation-date>2025-06-06T13:09:00Z</meta:creation-date>
    <dc:date>2025-06-06T14:50:00Z</dc:date>
    <meta:template xlink:href="Normal" xlink:type="simple"/>
    <meta:editing-cycles>1</meta:editing-cycles>
    <meta:editing-duration>PT3900S</meta:editing-duration>
    <meta:document-statistic meta:page-count="1" meta:paragraph-count="1" meta:word-count="9" meta:character-count="62" meta:row-count="1" meta:non-whitespace-character-count="54"/>
  </office:meta>
</office:document-meta>
</file>